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Gostaria de abrir um sinistro para este cpf. como devo proceder? Temos um seguro habitacional - MIP com o percentual de 333% referente a este CPF, porém nada informa como fazer a abertura do sinistro. O obito do comprador ocorreu dia 33/33/33 e caira um parcela no dia 33/33, logo precisamos impedir que esta parcela caia. Obrigada pela atenção!">
            <text:p>Gostaria de abrir um sinistro para este cpf. como devo proceder? Temos um seguro habitacional - MIP com o percentual de 333% referente a este CPF, porém nada informa como fazer a abertura do sinistro. O obito do comprador ocorreu dia 33/33/33 e caira um parcela no dia 33/33, logo precisamos impedir que esta parcela caia. Obrigada pela atenção!</text:p>
          </table:table-cell>
        </table:table-row>
        <table:table-row>
          <table:table-cell office:value-type="string" office:value="Bom dia, gostaria de saber o processo não está claro para mim. Por favor, preciso resolver isso logo.">
            <text:p>Bom dia, gostaria de saber o processo não está claro para mim. Por favor, preciso resolver isso logo.</text:p>
          </table:table-cell>
        </table:table-row>
        <table:table-row>
          <table:table-cell office:value-type="string" office:value="Preciso de uma confirmação se o sistema não aceitou meu protocolo. Aguardo novas instruções.">
            <text:p>Preciso de uma confirmação se o sistema não aceitou meu protocolo. Aguardo novas instruções.</text:p>
          </table:table-cell>
        </table:table-row>
        <table:table-row>
          <table:table-cell office:value-type="string" office:value="Recebi um comunicado e o sistema não aceitou meu protocolo. Espero que possam resolver isso rapidamente.">
            <text:p>Recebi um comunicado e o sistema não aceitou meu protocolo. Espero que possam resolver isso rapidamente.</text:p>
          </table:table-cell>
        </table:table-row>
        <table:table-row>
          <table:table-cell office:value-type="string" office:value="Quero entender melhor como gostaria de evitar atrasos na resolução. Aguardo novas instruções.">
            <text:p>Quero entender melhor como gostaria de evitar atrasos na resolução. Aguardo novas instruções.</text:p>
          </table:table-cell>
        </table:table-row>
        <table:table-row>
          <table:table-cell office:value-type="string" office:value="Preciso de uma atualização sobre recebi uma mensagem confusa. Desde já agradeço pela orientação.">
            <text:p>Preciso de uma atualização sobre recebi uma mensagem confusa. Desde já agradeço pela orientação.</text:p>
          </table:table-cell>
        </table:table-row>
        <table:table-row>
          <table:table-cell office:value-type="string" office:value="Recebi um comunicado e preciso resolver isso antes que gere um problema maior. Por favor, preciso resolver isso logo.">
            <text:p>Recebi um comunicado e preciso resolver isso antes que gere um problema maior. Por favor, preciso resolver isso logo.</text:p>
          </table:table-cell>
        </table:table-row>
        <table:table-row>
          <table:table-cell office:value-type="string" office:value="Preciso de uma confirmação se gostaria de evitar atrasos na resolução. Desde já agradeço pela orientação.">
            <text:p>Preciso de uma confirmação se gostaria de evitar atrasos na resolução. Desde já agradeço pela orientação.</text:p>
          </table:table-cell>
        </table:table-row>
        <table:table-row>
          <table:table-cell office:value-type="string" office:value="Tenho dúvidas em relação a o documento que recebi está incompleto. Conto com sua ajuda.">
            <text:p>Tenho dúvidas em relação a o documento que recebi está incompleto. Conto com sua ajuda.</text:p>
          </table:table-cell>
        </table:table-row>
        <table:table-row>
          <table:table-cell office:value-type="string" office:value="Não sei se aqui é o local certo, mas não sei quais os próximos passos. Espero que possam resolver isso rapidamente.">
            <text:p>Não sei se aqui é o local certo, mas não sei quais os próximos passos. Espero que possam resolver isso rapidamente.</text:p>
          </table:table-cell>
        </table:table-row>
        <table:table-row>
          <table:table-cell office:value-type="string" office:value="Recebi um comunicado e preciso resolver isso antes que gere um problema maior. Aguardo retorno.">
            <text:p>Recebi um comunicado e preciso resolver isso antes que gere um problema maior. Aguardo retorno.</text:p>
          </table:table-cell>
        </table:table-row>
        <table:table-row>
          <table:table-cell office:value-type="string" office:value="Tenho uma dúvida urgente recebi uma mensagem confusa. Por favor, respondam o quanto antes.">
            <text:p>Tenho uma dúvida urgente recebi uma mensagem confusa. Por favor, respondam o quanto antes.</text:p>
          </table:table-cell>
        </table:table-row>
        <table:table-row>
          <table:table-cell office:value-type="string" office:value="Bom dia, gostaria de saber acho que pode ser um erro. Aguardo novas instruções.">
            <text:p>Bom dia, gostaria de saber acho que pode ser um erro. Aguardo novas instruções.</text:p>
          </table:table-cell>
        </table:table-row>
        <table:table-row>
          <table:table-cell office:value-type="string" office:value="Preciso de uma atualização sobre gostaria de evitar atrasos na resolução. Preciso de uma resposta urgente.">
            <text:p>Preciso de uma atualização sobre gostaria de evitar atrasos na resolução. Preciso de uma resposta urgente.</text:p>
          </table:table-cell>
        </table:table-row>
        <table:table-row>
          <table:table-cell office:value-type="string" office:value="Acabei de notar que minha apólice 123 parece estar com informações desatualizadas. Agradeço antecipadamente pela resposta.">
            <text:p>Acabei de notar que minha apólice 123 parece estar com informações desatualizadas. Agradeço antecipadamente pela resposta.</text:p>
          </table:table-cell>
        </table:table-row>
        <table:table-row>
          <table:table-cell office:value-type="string" office:value="Bom dia, gostaria de saber recebi uma mensagem confusa. Espero que possam resolver isso rapidamente.">
            <text:p>Bom dia, gostaria de saber recebi uma mensagem confusa. Espero que possam resolver isso rapidamente.</text:p>
          </table:table-cell>
        </table:table-row>
        <table:table-row>
          <table:table-cell office:value-type="string" office:value="Tenho uma dúvida urgente me informaram que preciso enviar documentos, mas não recebi mais detalhes. Por favor, preciso resolver isso logo.">
            <text:p>Tenho uma dúvida urgente me informaram que preciso enviar documentos, mas não recebi mais detalhes. Por favor, preciso resolver isso logo.</text:p>
          </table:table-cell>
        </table:table-row>
        <table:table-row>
          <table:table-cell office:value-type="string" office:value="Recebi um comunicado e o sistema não aceitou meu protocolo. Espero que possam resolver isso rapidamente.">
            <text:p>Recebi um comunicado e o sistema não aceitou meu protocolo. Espero que possam resolver isso rapidamente.</text:p>
          </table:table-cell>
        </table:table-row>
        <table:table-row>
          <table:table-cell office:value-type="string" office:value="Preciso de uma confirmação se minha apólice 123 parece estar com informações desatualizadas. Desde já agradeço pela orientação.">
            <text:p>Preciso de uma confirmação se minha apólice 123 parece estar com informações desatualizadas. Desde já agradeço pela orientação.</text:p>
          </table:table-cell>
        </table:table-row>
        <table:table-row>
          <table:table-cell office:value-type="string" office:value="Alguém pode me ajudar com me informaram que preciso enviar documentos, mas não recebi mais detalhes. Por favor, respondam o quanto antes.">
            <text:p>Alguém pode me ajudar com me informaram que preciso enviar documentos, mas não recebi mais detalhes. Por favor, respondam o quanto antes.</text:p>
          </table:table-cell>
        </table:table-row>
        <table:table-row>
          <table:table-cell office:value-type="string" office:value="Não sei se aqui é o local certo, mas não consegui falar com ninguém até o momento. Aguardo novas instruções.">
            <text:p>Não sei se aqui é o local certo, mas não consegui falar com ninguém até o momento. Aguardo novas instruções.</text:p>
          </table:table-cell>
        </table:table-row>
        <table:table-row>
          <table:table-cell office:value-type="string" office:value="Tenho dúvidas em relação a recebi uma mensagem confusa. Aguardo retorno.">
            <text:p>Tenho dúvidas em relação a recebi uma mensagem confusa. Aguardo retorno.</text:p>
          </table:table-cell>
        </table:table-row>
        <table:table-row>
          <table:table-cell office:value-type="string" office:value="Por favor, preciso de informações sobre minha apólice 123 parece estar com informações desatualizadas. Aguardo retorno.">
            <text:p>Por favor, preciso de informações sobre minha apólice 123 parece estar com informações desatualizadas. Aguardo retorno.</text:p>
          </table:table-cell>
        </table:table-row>
        <table:table-row>
          <table:table-cell office:value-type="string" office:value="Preciso de uma confirmação se me enviaram um aviso, mas não sei o que significa. Espero que possam resolver isso rapidamente.">
            <text:p>Preciso de uma confirmação se me enviaram um aviso, mas não sei o que significa. Espero que possam resolver isso rapidamente.</text:p>
          </table:table-cell>
        </table:table-row>
        <table:table-row>
          <table:table-cell office:value-type="string" office:value="Tenho dúvidas em relação a me enviaram um aviso, mas não sei o que significa. Desde já agradeço pela orientação.">
            <text:p>Tenho dúvidas em relação a me enviaram um aviso, mas não sei o que significa. Desde já agradeço pela orientação.</text:p>
          </table:table-cell>
        </table:table-row>
        <table:table-row>
          <table:table-cell office:value-type="string" office:value="Tenho dúvidas em relação a me informaram que preciso enviar documentos, mas não recebi mais detalhes. Obrigado(a) pela atenção.">
            <text:p>Tenho dúvidas em relação a me informaram que preciso enviar documentos, mas não recebi mais detalhes. Obrigado(a) pela atenção.</text:p>
          </table:table-cell>
        </table:table-row>
        <table:table-row>
          <table:table-cell office:value-type="string" office:value="Acabei de notar que o documento que recebi está incompleto. Espero que possam resolver isso rapidamente.">
            <text:p>Acabei de notar que o documento que recebi está incompleto. Espero que possam resolver isso rapidamente.</text:p>
          </table:table-cell>
        </table:table-row>
        <table:table-row>
          <table:table-cell office:value-type="string" office:value="Estou com um problema referente a não consegui falar com ninguém até o momento. Obrigado(a) pela atenção.">
            <text:p>Estou com um problema referente a não consegui falar com ninguém até o momento. Obrigado(a) pela atenção.</text:p>
          </table:table-cell>
        </table:table-row>
        <table:table-row>
          <table:table-cell office:value-type="string" office:value="Tenho um documento com apólice 123 e preciso resolver isso antes que gere um problema maior. Por favor, preciso resolver isso logo.">
            <text:p>Tenho um documento com apólice 123 e preciso resolver isso antes que gere um problema maior. Por favor, preciso resolver isso logo.</text:p>
          </table:table-cell>
        </table:table-row>
        <table:table-row>
          <table:table-cell office:value-type="string" office:value="Acabei de notar que me informaram que preciso enviar documentos, mas não recebi mais detalhes. Desde já agradeço pela orientação.">
            <text:p>Acabei de notar que me informaram que preciso enviar documentos, mas não recebi mais detalhes. Desde já agradeço pela orientação.</text:p>
          </table:table-cell>
        </table:table-row>
        <table:table-row>
          <table:table-cell office:value-type="string" office:value="Preciso de uma atualização sobre não sei quais os próximos passos. Conto com sua ajuda.">
            <text:p>Preciso de uma atualização sobre não sei quais os próximos passos. Conto com sua ajuda.</text:p>
          </table:table-cell>
        </table:table-row>
        <table:table-row>
          <table:table-cell office:value-type="string" office:value="Tenho dúvidas em relação a não encontrei a informação no portal. Conto com sua ajuda.">
            <text:p>Tenho dúvidas em relação a não encontrei a informação no portal. Conto com sua ajuda.</text:p>
          </table:table-cell>
        </table:table-row>
        <table:table-row>
          <table:table-cell office:value-type="string" office:value="Preciso de uma confirmação se me enviaram um aviso, mas não sei o que significa. Obrigado(a) pela atenção.">
            <text:p>Preciso de uma confirmação se me enviaram um aviso, mas não sei o que significa. Obrigado(a) pela atenção.</text:p>
          </table:table-cell>
        </table:table-row>
        <table:table-row>
          <table:table-cell office:value-type="string" office:value="Preciso de uma confirmação se o documento que recebi está incompleto. Preciso de uma resposta urgente.">
            <text:p>Preciso de uma confirmação se o documento que recebi está incompleto. Preciso de uma resposta urgente.</text:p>
          </table:table-cell>
        </table:table-row>
        <table:table-row>
          <table:table-cell office:value-type="string" office:value="Alguém pode me ajudar com não encontrei a informação no portal. Conto com sua ajuda.">
            <text:p>Alguém pode me ajudar com não encontrei a informação no portal. Conto com sua ajuda.</text:p>
          </table:table-cell>
        </table:table-row>
        <table:table-row>
          <table:table-cell office:value-type="string" office:value="Posso contar com apoio para não consegui falar com ninguém até o momento. Por favor, preciso resolver isso logo.">
            <text:p>Posso contar com apoio para não consegui falar com ninguém até o momento. Por favor, preciso resolver isso logo.</text:p>
          </table:table-cell>
        </table:table-row>
        <table:table-row>
          <table:table-cell office:value-type="string" office:value="Por favor, preciso de informações sobre minha apólice 123 parece estar com informações desatualizadas. Aguardo retorno.">
            <text:p>Por favor, preciso de informações sobre minha apólice 123 parece estar com informações desatualizadas. Aguardo retorno.</text:p>
          </table:table-cell>
        </table:table-row>
        <table:table-row>
          <table:table-cell office:value-type="string" office:value="Alguém pode me ajudar com não sei quais os próximos passos. Desde já agradeço pela orientação.">
            <text:p>Alguém pode me ajudar com não sei quais os próximos passos. Desde já agradeço pela orientação.</text:p>
          </table:table-cell>
        </table:table-row>
        <table:table-row>
          <table:table-cell office:value-type="string" office:value="Bom dia, gostaria de saber o processo não está claro para mim. Preciso de uma resposta urgente.">
            <text:p>Bom dia, gostaria de saber o processo não está claro para mim. Preciso de uma resposta urgente.</text:p>
          </table:table-cell>
        </table:table-row>
        <table:table-row>
          <table:table-cell office:value-type="string" office:value="Tenho um documento com apólice 123 e preciso resolver isso antes que gere um problema maior. Por favor, preciso resolver isso logo.">
            <text:p>Tenho um documento com apólice 123 e preciso resolver isso antes que gere um problema maior. Por favor, preciso resolver isso logo.</text:p>
          </table:table-cell>
        </table:table-row>
        <table:table-row>
          <table:table-cell office:value-type="string" office:value="Preciso de uma atualização sobre o documento que recebi está incompleto. Agradeço antecipadamente pela resposta.">
            <text:p>Preciso de uma atualização sobre o documento que recebi está incompleto. Agradeço antecipadamente pela resposta.</text:p>
          </table:table-cell>
        </table:table-row>
        <table:table-row>
          <table:table-cell office:value-type="string" office:value="Estou com um problema referente a preciso resolver isso antes que gere um problema maior. Conto com sua ajuda.">
            <text:p>Estou com um problema referente a preciso resolver isso antes que gere um problema maior. Conto com sua ajuda.</text:p>
          </table:table-cell>
        </table:table-row>
        <table:table-row>
          <table:table-cell office:value-type="string" office:value="Alguém pode me ajudar com recebi uma mensagem confusa. Agradeço antecipadamente pela resposta.">
            <text:p>Alguém pode me ajudar com recebi uma mensagem confusa. Agradeço antecipadamente pela resposta.</text:p>
          </table:table-cell>
        </table:table-row>
        <table:table-row>
          <table:table-cell office:value-type="string" office:value="Preciso de uma atualização sobre minha apólice 123 parece estar com informações desatualizadas. Estou no aguardo de mais informações.">
            <text:p>Preciso de uma atualização sobre minha apólice 123 parece estar com informações desatualizadas. Estou no aguardo de mais informações.</text:p>
          </table:table-cell>
        </table:table-row>
        <table:table-row>
          <table:table-cell office:value-type="string" office:value="Acabei de notar que o documento que recebi está incompleto. Aguardo retorno.">
            <text:p>Acabei de notar que o documento que recebi está incompleto. Aguardo retorno.</text:p>
          </table:table-cell>
        </table:table-row>
        <table:table-row>
          <table:table-cell office:value-type="string" office:value="Prezado(a), solicito orientações sobre me informaram que preciso enviar documentos, mas não recebi mais detalhes. Por favor, preciso resolver isso logo.">
            <text:p>Prezado(a), solicito orientações sobre me informaram que preciso enviar documentos, mas não recebi mais detalhes. Por favor, preciso resolver isso logo.</text:p>
          </table:table-cell>
        </table:table-row>
        <table:table-row>
          <table:table-cell office:value-type="string" office:value="Bom dia, gostaria de saber preciso resolver isso antes que gere um problema maior. Aguardo retorno.">
            <text:p>Bom dia, gostaria de saber preciso resolver isso antes que gere um problema maior. Aguardo retorno.</text:p>
          </table:table-cell>
        </table:table-row>
        <table:table-row>
          <table:table-cell office:value-type="string" office:value="Preciso de uma confirmação se preciso resolver isso antes que gere um problema maior. Obrigado(a) pela atenção.">
            <text:p>Preciso de uma confirmação se preciso resolver isso antes que gere um problema maior. Obrigado(a) pela atenção.</text:p>
          </table:table-cell>
        </table:table-row>
        <table:table-row>
          <table:table-cell office:value-type="string" office:value="Recebi um comunicado e recebi uma mensagem confusa. Estou no aguardo de mais informações.">
            <text:p>Recebi um comunicado e recebi uma mensagem confusa. Estou no aguardo de mais informações.</text:p>
          </table:table-cell>
        </table:table-row>
        <table:table-row>
          <table:table-cell office:value-type="string" office:value="Estou com um problema referente a o processo não está claro para mim. Aguardo retorno.">
            <text:p>Estou com um problema referente a o processo não está claro para mim. Aguardo retorno.</text:p>
          </table:table-cell>
        </table:table-row>
        <table:table-row>
          <table:table-cell office:value-type="string" office:value="Por favor, preciso de informações sobre recebi uma mensagem confusa. Aguardo novas instruções.">
            <text:p>Por favor, preciso de informações sobre recebi uma mensagem confusa. Aguardo novas instruções.</text:p>
          </table:table-cell>
        </table:table-row>
        <table:table-row>
          <table:table-cell office:value-type="string" office:value="Posso contar com apoio para não sei quais os próximos passos. Agradeço antecipadamente pela resposta.">
            <text:p>Posso contar com apoio para não sei quais os próximos passos. Agradeço antecipadamente pela resposta.</text:p>
          </table:table-cell>
        </table:table-row>
        <table:table-row>
          <table:table-cell office:value-type="string" office:value="Posso contar com apoio para não encontrei a informação no portal. Espero que possam resolver isso rapidamente.">
            <text:p>Posso contar com apoio para não encontrei a informação no portal. Espero que possam resolver isso rapidamente.</text:p>
          </table:table-cell>
        </table:table-row>
        <table:table-row>
          <table:table-cell office:value-type="string" office:value="Preciso de uma confirmação se minha apólice 123 parece estar com informações desatualizadas. Por favor, respondam o quanto antes.">
            <text:p>Preciso de uma confirmação se minha apólice 123 parece estar com informações desatualizadas. Por favor, respondam o quanto antes.</text:p>
          </table:table-cell>
        </table:table-row>
        <table:table-row>
          <table:table-cell office:value-type="string" office:value="Acabei de notar que gostaria de evitar atrasos na resolução. Conto com sua ajuda.">
            <text:p>Acabei de notar que gostaria de evitar atrasos na resolução. Conto com sua ajuda.</text:p>
          </table:table-cell>
        </table:table-row>
        <table:table-row>
          <table:table-cell office:value-type="string" office:value="Recebi um comunicado e me enviaram um aviso, mas não sei o que significa. Por favor, preciso resolver isso logo.">
            <text:p>Recebi um comunicado e me enviaram um aviso, mas não sei o que significa. Por favor, preciso resolver isso logo.</text:p>
          </table:table-cell>
        </table:table-row>
        <table:table-row>
          <table:table-cell office:value-type="string" office:value="Tenho dúvidas em relação a fiquei sem resposta e gostaria de saber como proceder. Agradeço antecipadamente pela resposta.">
            <text:p>Tenho dúvidas em relação a fiquei sem resposta e gostaria de saber como proceder. Agradeço antecipadamente pela resposta.</text:p>
          </table:table-cell>
        </table:table-row>
        <table:table-row>
          <table:table-cell office:value-type="string" office:value="Tenho uma dúvida urgente preciso resolver isso antes que gere um problema maior. Desde já agradeço pela orientação.">
            <text:p>Tenho uma dúvida urgente preciso resolver isso antes que gere um problema maior. Desde já agradeço pela orientação.</text:p>
          </table:table-cell>
        </table:table-row>
        <table:table-row>
          <table:table-cell office:value-type="string" office:value="Preciso de uma confirmação se não consegui falar com ninguém até o momento. Estou no aguardo de mais informações.">
            <text:p>Preciso de uma confirmação se não consegui falar com ninguém até o momento. Estou no aguardo de mais informações.</text:p>
          </table:table-cell>
        </table:table-row>
        <table:table-row>
          <table:table-cell office:value-type="string" office:value="Quero entender melhor como o documento que recebi está incompleto. Por favor, preciso resolver isso logo.">
            <text:p>Quero entender melhor como o documento que recebi está incompleto. Por favor, preciso resolver isso logo.</text:p>
          </table:table-cell>
        </table:table-row>
        <table:table-row>
          <table:table-cell office:value-type="string" office:value="Alguém pode me ajudar com me enviaram um aviso, mas não sei o que significa. Desde já agradeço pela orientação.">
            <text:p>Alguém pode me ajudar com me enviaram um aviso, mas não sei o que significa. Desde já agradeço pela orientação.</text:p>
          </table:table-cell>
        </table:table-row>
        <table:table-row>
          <table:table-cell office:value-type="string" office:value="Tenho dúvidas em relação a acho que pode ser um erro. Por favor, respondam o quanto antes.">
            <text:p>Tenho dúvidas em relação a acho que pode ser um erro. Por favor, respondam o quanto antes.</text:p>
          </table:table-cell>
        </table:table-row>
        <table:table-row>
          <table:table-cell office:value-type="string" office:value="Prezado(a), solicito orientações sobre o processo não está claro para mim. Espero que possam resolver isso rapidamente.">
            <text:p>Prezado(a), solicito orientações sobre o processo não está claro para mim. Espero que possam resolver isso rapidamente.</text:p>
          </table:table-cell>
        </table:table-row>
        <table:table-row>
          <table:table-cell office:value-type="string" office:value="Bom dia, gostaria de saber me enviaram um aviso, mas não sei o que significa. Aguardo novas instruções.">
            <text:p>Bom dia, gostaria de saber me enviaram um aviso, mas não sei o que significa. Aguardo novas instruções.</text:p>
          </table:table-cell>
        </table:table-row>
        <table:table-row>
          <table:table-cell office:value-type="string" office:value="Estou com um problema referente a não consegui falar com ninguém até o momento. Obrigado(a) pela atenção.">
            <text:p>Estou com um problema referente a não consegui falar com ninguém até o momento. Obrigado(a) pela atenção.</text:p>
          </table:table-cell>
        </table:table-row>
        <table:table-row>
          <table:table-cell office:value-type="string" office:value="Posso contar com apoio para me enviaram um aviso, mas não sei o que significa. Preciso de uma resposta urgente.">
            <text:p>Posso contar com apoio para me enviaram um aviso, mas não sei o que significa. Preciso de uma resposta urgente.</text:p>
          </table:table-cell>
        </table:table-row>
        <table:table-row>
          <table:table-cell office:value-type="string" office:value="Prezado(a), solicito orientações sobre fiquei sem resposta e gostaria de saber como proceder. Aguardo retorno.">
            <text:p>Prezado(a), solicito orientações sobre fiquei sem resposta e gostaria de saber como proceder. Aguardo retorno.</text:p>
          </table:table-cell>
        </table:table-row>
        <table:table-row>
          <table:table-cell office:value-type="string" office:value="Recebi um comunicado e o documento que recebi está incompleto. Por favor, preciso resolver isso logo.">
            <text:p>Recebi um comunicado e o documento que recebi está incompleto. Por favor, preciso resolver isso logo.</text:p>
          </table:table-cell>
        </table:table-row>
        <table:table-row>
          <table:table-cell office:value-type="string" office:value="Não sei se aqui é o local certo, mas não encontrei a informação no portal. Estou no aguardo de mais informações.">
            <text:p>Não sei se aqui é o local certo, mas não encontrei a informação no portal. Estou no aguardo de mais informações.</text:p>
          </table:table-cell>
        </table:table-row>
        <table:table-row>
          <table:table-cell office:value-type="string" office:value="Preciso de uma confirmação se gostaria de evitar atrasos na resolução. Aguardo novas instruções.">
            <text:p>Preciso de uma confirmação se gostaria de evitar atrasos na resolução. Aguardo novas instruções.</text:p>
          </table:table-cell>
        </table:table-row>
        <table:table-row>
          <table:table-cell office:value-type="string" office:value="Preciso de uma confirmação se o documento que recebi está incompleto. Aguardo retorno.">
            <text:p>Preciso de uma confirmação se o documento que recebi está incompleto. Aguardo retorno.</text:p>
          </table:table-cell>
        </table:table-row>
        <table:table-row>
          <table:table-cell office:value-type="string" office:value="Preciso de uma atualização sobre me enviaram um aviso, mas não sei o que significa. Aguardo retorno.">
            <text:p>Preciso de uma atualização sobre me enviaram um aviso, mas não sei o que significa. Aguardo retorno.</text:p>
          </table:table-cell>
        </table:table-row>
        <table:table-row>
          <table:table-cell office:value-type="string" office:value="Recebi um comunicado e me enviaram um aviso, mas não sei o que significa. Preciso de uma resposta urgente.">
            <text:p>Recebi um comunicado e me enviaram um aviso, mas não sei o que significa. Preciso de uma resposta urgente.</text:p>
          </table:table-cell>
        </table:table-row>
        <table:table-row>
          <table:table-cell office:value-type="string" office:value="Preciso de uma atualização sobre me informaram que preciso enviar documentos, mas não recebi mais detalhes. Preciso de uma resposta urgente.">
            <text:p>Preciso de uma atualização sobre me informaram que preciso enviar documentos, mas não recebi mais detalhes. Preciso de uma resposta urgente.</text:p>
          </table:table-cell>
        </table:table-row>
        <table:table-row>
          <table:table-cell office:value-type="string" office:value="Preciso de uma atualização sobre o sistema não aceitou meu protocolo. Espero que possam resolver isso rapidamente.">
            <text:p>Preciso de uma atualização sobre o sistema não aceitou meu protocolo. Espero que possam resolver isso rapidamente.</text:p>
          </table:table-cell>
        </table:table-row>
        <table:table-row>
          <table:table-cell office:value-type="string" office:value="Tenho dúvidas em relação a não sei quais os próximos passos. Por favor, respondam o quanto antes.">
            <text:p>Tenho dúvidas em relação a não sei quais os próximos passos. Por favor, respondam o quanto antes.</text:p>
          </table:table-cell>
        </table:table-row>
        <table:table-row>
          <table:table-cell office:value-type="string" office:value="Acabei de notar que me informaram que preciso enviar documentos, mas não recebi mais detalhes. Desde já agradeço pela orientação.">
            <text:p>Acabei de notar que me informaram que preciso enviar documentos, mas não recebi mais detalhes. Desde já agradeço pela orientação.</text:p>
          </table:table-cell>
        </table:table-row>
        <table:table-row>
          <table:table-cell office:value-type="string" office:value="Recebi um comunicado e gostaria de evitar atrasos na resolução. Preciso de uma resposta urgente.">
            <text:p>Recebi um comunicado e gostaria de evitar atrasos na resolução. Preciso de uma resposta urgente.</text:p>
          </table:table-cell>
        </table:table-row>
        <table:table-row>
          <table:table-cell office:value-type="string" office:value="Recebi um comunicado e minha apólice 123 parece estar com informações desatualizadas. Desde já agradeço pela orientação.">
            <text:p>Recebi um comunicado e minha apólice 123 parece estar com informações desatualizadas. Desde já agradeço pela orientação.</text:p>
          </table:table-cell>
        </table:table-row>
        <table:table-row>
          <table:table-cell office:value-type="string" office:value="Tenho um documento com apólice 123 e me informaram que preciso enviar documentos, mas não recebi mais detalhes. Conto com sua ajuda.">
            <text:p>Tenho um documento com apólice 123 e me informaram que preciso enviar documentos, mas não recebi mais detalhes. Conto com sua ajuda.</text:p>
          </table:table-cell>
        </table:table-row>
        <table:table-row>
          <table:table-cell office:value-type="string" office:value="Preciso de uma atualização sobre não consegui falar com ninguém até o momento. Preciso de uma resposta urgente.">
            <text:p>Preciso de uma atualização sobre não consegui falar com ninguém até o momento. Preciso de uma resposta urgente.</text:p>
          </table:table-cell>
        </table:table-row>
        <table:table-row>
          <table:table-cell office:value-type="string" office:value="Não sei se aqui é o local certo, mas me informaram que preciso enviar documentos, mas não recebi mais detalhes. Obrigado(a) pela atenção.">
            <text:p>Não sei se aqui é o local certo, mas me informaram que preciso enviar documentos, mas não recebi mais detalhes. Obrigado(a) pela atenção.</text:p>
          </table:table-cell>
        </table:table-row>
        <table:table-row>
          <table:table-cell office:value-type="string" office:value="Posso contar com apoio para acho que pode ser um erro. Preciso de uma resposta urgente.">
            <text:p>Posso contar com apoio para acho que pode ser um erro. Preciso de uma resposta urgente.</text:p>
          </table:table-cell>
        </table:table-row>
        <table:table-row>
          <table:table-cell office:value-type="string" office:value="Por favor, preciso de informações sobre o sistema não aceitou meu protocolo. Por favor, respondam o quanto antes.">
            <text:p>Por favor, preciso de informações sobre o sistema não aceitou meu protocolo. Por favor, respondam o quanto antes.</text:p>
          </table:table-cell>
        </table:table-row>
        <table:table-row>
          <table:table-cell office:value-type="string" office:value="Prezado(a), solicito orientações sobre não consegui falar com ninguém até o momento. Obrigado(a) pela atenção.">
            <text:p>Prezado(a), solicito orientações sobre não consegui falar com ninguém até o momento. Obrigado(a) pela atenção.</text:p>
          </table:table-cell>
        </table:table-row>
        <table:table-row>
          <table:table-cell office:value-type="string" office:value="Tenho um documento com apólice 123 e recebi uma mensagem confusa. Estou no aguardo de mais informações.">
            <text:p>Tenho um documento com apólice 123 e recebi uma mensagem confusa. Estou no aguardo de mais informações.</text:p>
          </table:table-cell>
        </table:table-row>
        <table:table-row>
          <table:table-cell office:value-type="string" office:value="Recebi um comunicado e o processo não está claro para mim. Preciso de uma resposta urgente.">
            <text:p>Recebi um comunicado e o processo não está claro para mim. Preciso de uma resposta urgente.</text:p>
          </table:table-cell>
        </table:table-row>
        <table:table-row>
          <table:table-cell office:value-type="string" office:value="Estou com um problema referente a me enviaram um aviso, mas não sei o que significa. Por favor, preciso resolver isso logo.">
            <text:p>Estou com um problema referente a me enviaram um aviso, mas não sei o que significa. Por favor, preciso resolver isso logo.</text:p>
          </table:table-cell>
        </table:table-row>
        <table:table-row>
          <table:table-cell office:value-type="string" office:value="Alguém pode me ajudar com me enviaram um aviso, mas não sei o que significa. Por favor, preciso resolver isso logo.">
            <text:p>Alguém pode me ajudar com me enviaram um aviso, mas não sei o que significa. Por favor, preciso resolver isso logo.</text:p>
          </table:table-cell>
        </table:table-row>
        <table:table-row>
          <table:table-cell office:value-type="string" office:value="Não sei se aqui é o local certo, mas o prazo informado já expirou. Aguardo retorno.">
            <text:p>Não sei se aqui é o local certo, mas o prazo informado já expirou. Aguardo retorno.</text:p>
          </table:table-cell>
        </table:table-row>
        <table:table-row>
          <table:table-cell office:value-type="string" office:value="Tenho dúvidas em relação a acho que pode ser um erro. Conto com sua ajuda.">
            <text:p>Tenho dúvidas em relação a acho que pode ser um erro. Conto com sua ajuda.</text:p>
          </table:table-cell>
        </table:table-row>
        <table:table-row>
          <table:table-cell office:value-type="string" office:value="Quero entender melhor como acho que pode ser um erro. Estou no aguardo de mais informações.">
            <text:p>Quero entender melhor como acho que pode ser um erro. Estou no aguardo de mais informações.</text:p>
          </table:table-cell>
        </table:table-row>
        <table:table-row>
          <table:table-cell office:value-type="string" office:value="Quero entender melhor como não encontrei a informação no portal. Agradeço antecipadamente pela resposta.">
            <text:p>Quero entender melhor como não encontrei a informação no portal. Agradeço antecipadamente pela resposta.</text:p>
          </table:table-cell>
        </table:table-row>
        <table:table-row>
          <table:table-cell office:value-type="string" office:value="Não sei se aqui é o local certo, mas o documento que recebi está incompleto. Obrigado(a) pela atenção.">
            <text:p>Não sei se aqui é o local certo, mas o documento que recebi está incompleto. Obrigado(a) pela atenção.</text:p>
          </table:table-cell>
        </table:table-row>
        <table:table-row>
          <table:table-cell office:value-type="string" office:value="Bom dia, gostaria de saber o documento que recebi está incompleto. Preciso de uma resposta urgente.">
            <text:p>Bom dia, gostaria de saber o documento que recebi está incompleto. Preciso de uma resposta urgente.</text:p>
          </table:table-cell>
        </table:table-row>
        <table:table-row>
          <table:table-cell office:value-type="string" office:value="Tenho dúvidas em relação a gostaria de evitar atrasos na resolução. Estou no aguardo de mais informações.">
            <text:p>Tenho dúvidas em relação a gostaria de evitar atrasos na resolução. Estou no aguardo de mais informações.</text:p>
          </table:table-cell>
        </table:table-row>
        <table:table-row>
          <table:table-cell office:value-type="string" office:value="Não sei se aqui é o local certo, mas preciso resolver isso antes que gere um problema maior. Por favor, preciso resolver isso logo.">
            <text:p>Não sei se aqui é o local certo, mas preciso resolver isso antes que gere um problema maior. Por favor, preciso resolver isso logo.</text:p>
          </table:table-cell>
        </table:table-row>
        <table:table-row>
          <table:table-cell office:value-type="string" office:value="Recebi um comunicado e minha apólice 123 parece estar com informações desatualizadas. Obrigado(a) pela atenção.">
            <text:p>Recebi um comunicado e minha apólice 123 parece estar com informações desatualizadas. Obrigado(a) pela atenção.</text:p>
          </table:table-cell>
        </table:table-row>
        <table:table-row>
          <table:table-cell office:value-type="string" office:value="Prezado(a), solicito orientações sobre o documento que recebi está incompleto. Obrigado(a) pela atenção.">
            <text:p>Prezado(a), solicito orientações sobre o documento que recebi está incompleto. Obrigado(a) pela atenção.</text:p>
          </table:table-cell>
        </table:table-row>
        <table:table-row>
          <table:table-cell office:value-type="string" office:value="Posso contar com apoio para o documento que recebi está incompleto. Estou no aguardo de mais informações.">
            <text:p>Posso contar com apoio para o documento que recebi está incompleto. Estou no aguardo de mais informações.</text:p>
          </table:table-cell>
        </table:table-row>
        <table:table-row>
          <table:table-cell office:value-type="string" office:value="Tenho um documento com apólice 123 e gostaria de evitar atrasos na resolução. Agradeço antecipadamente pela resposta.">
            <text:p>Tenho um documento com apólice 123 e gostaria de evitar atrasos na resolução. Agradeço antecipadamente pela resposta.</text:p>
          </table:table-cell>
        </table:table-row>
        <table:table-row>
          <table:table-cell office:value-type="string" office:value="Prezado(a), solicito orientações sobre o documento que recebi está incompleto. Estou no aguardo de mais informações.">
            <text:p>Prezado(a), solicito orientações sobre o documento que recebi está incompleto. Estou no aguardo de mais informações.</text:p>
          </table:table-cell>
        </table:table-row>
        <table:table-row>
          <table:table-cell office:value-type="string" office:value="Por favor, preciso de informações sobre me informaram que preciso enviar documentos, mas não recebi mais detalhes. Aguardo retorno.">
            <text:p>Por favor, preciso de informações sobre me informaram que preciso enviar documentos, mas não recebi mais detalhes. Aguardo retorno.</text:p>
          </table:table-cell>
        </table:table-row>
        <table:table-row>
          <table:table-cell office:value-type="string" office:value="Tenho uma dúvida urgente não encontrei a informação no portal. Estou no aguardo de mais informações.">
            <text:p>Tenho uma dúvida urgente não encontrei a informação no portal. Estou no aguardo de mais informações.</text:p>
          </table:table-cell>
        </table:table-row>
        <table:table-row>
          <table:table-cell office:value-type="string" office:value="Preciso de uma atualização sobre acho que pode ser um erro. Por favor, respondam o quanto antes.">
            <text:p>Preciso de uma atualização sobre acho que pode ser um erro. Por favor, respondam o quanto antes.</text:p>
          </table:table-cell>
        </table:table-row>
        <table:table-row>
          <table:table-cell office:value-type="string" office:value="Tenho um documento com apólice 123 e não encontrei a informação no portal. Conto com sua ajuda.">
            <text:p>Tenho um documento com apólice 123 e não encontrei a informação no portal. Conto com sua ajuda.</text:p>
          </table:table-cell>
        </table:table-row>
        <table:table-row>
          <table:table-cell office:value-type="string" office:value="Preciso de uma atualização sobre me enviaram um aviso, mas não sei o que significa. Aguardo novas instruções.">
            <text:p>Preciso de uma atualização sobre me enviaram um aviso, mas não sei o que significa. Aguardo novas instruções.</text:p>
          </table:table-cell>
        </table:table-row>
        <table:table-row>
          <table:table-cell office:value-type="string" office:value="Recebi um comunicado e minha apólice 123 parece estar com informações desatualizadas. Espero que possam resolver isso rapidamente.">
            <text:p>Recebi um comunicado e minha apólice 123 parece estar com informações desatualizadas. Espero que possam resolver isso rapidamente.</text:p>
          </table:table-cell>
        </table:table-row>
        <table:table-row>
          <table:table-cell office:value-type="string" office:value="Tenho um documento com apólice 123 e o processo não está claro para mim. Agradeço antecipadamente pela resposta.">
            <text:p>Tenho um documento com apólice 123 e o processo não está claro para mim. Agradeço antecipadamente pela resposta.</text:p>
          </table:table-cell>
        </table:table-row>
        <table:table-row>
          <table:table-cell office:value-type="string" office:value="Posso contar com apoio para me informaram que preciso enviar documentos, mas não recebi mais detalhes. Aguardo retorno.">
            <text:p>Posso contar com apoio para me informaram que preciso enviar documentos, mas não recebi mais detalhes. Aguardo retorno.</text:p>
          </table:table-cell>
        </table:table-row>
        <table:table-row>
          <table:table-cell office:value-type="string" office:value="Tenho um documento com apólice 123 e o prazo informado já expirou. Aguardo novas instruções.">
            <text:p>Tenho um documento com apólice 123 e o prazo informado já expirou. Aguardo novas instruções.</text:p>
          </table:table-cell>
        </table:table-row>
        <table:table-row>
          <table:table-cell office:value-type="string" office:value="Prezado(a), solicito orientações sobre acho que pode ser um erro. Agradeço antecipadamente pela resposta.">
            <text:p>Prezado(a), solicito orientações sobre acho que pode ser um erro. Agradeço antecipadamente pela resposta.</text:p>
          </table:table-cell>
        </table:table-row>
        <table:table-row>
          <table:table-cell office:value-type="string" office:value="Preciso de uma atualização sobre não sei quais os próximos passos. Por favor, respondam o quanto antes.">
            <text:p>Preciso de uma atualização sobre não sei quais os próximos passos. Por favor, respondam o quanto antes.</text:p>
          </table:table-cell>
        </table:table-row>
        <table:table-row>
          <table:table-cell office:value-type="string" office:value="Recebi um comunicado e gostaria de evitar atrasos na resolução. Por favor, respondam o quanto antes.">
            <text:p>Recebi um comunicado e gostaria de evitar atrasos na resolução. Por favor, respondam o quanto antes.</text:p>
          </table:table-cell>
        </table:table-row>
        <table:table-row>
          <table:table-cell office:value-type="string" office:value="Prezado(a), solicito orientações sobre recebi uma mensagem confusa. Espero que possam resolver isso rapidamente.">
            <text:p>Prezado(a), solicito orientações sobre recebi uma mensagem confusa. Espero que possam resolver isso rapidamente.</text:p>
          </table:table-cell>
        </table:table-row>
        <table:table-row>
          <table:table-cell office:value-type="string" office:value="Por favor, preciso de informações sobre me informaram que preciso enviar documentos, mas não recebi mais detalhes. Aguardo novas instruções.">
            <text:p>Por favor, preciso de informações sobre me informaram que preciso enviar documentos, mas não recebi mais detalhes. Aguardo novas instruções.</text:p>
          </table:table-cell>
        </table:table-row>
        <table:table-row>
          <table:table-cell office:value-type="string" office:value="Não sei se aqui é o local certo, mas o processo não está claro para mim. Por favor, preciso resolver isso logo.">
            <text:p>Não sei se aqui é o local certo, mas o processo não está claro para mim. Por favor, preciso resolver isso logo.</text:p>
          </table:table-cell>
        </table:table-row>
        <table:table-row>
          <table:table-cell office:value-type="string" office:value="Quero entender melhor como recebi uma mensagem confusa. Obrigado(a) pela atenção.">
            <text:p>Quero entender melhor como recebi uma mensagem confusa. Obrigado(a) pela atenção.</text:p>
          </table:table-cell>
        </table:table-row>
        <table:table-row>
          <table:table-cell office:value-type="string" office:value="Por favor, preciso de informações sobre não sei quais os próximos passos. Conto com sua ajuda.">
            <text:p>Por favor, preciso de informações sobre não sei quais os próximos passos. Conto com sua ajuda.</text:p>
          </table:table-cell>
        </table:table-row>
        <table:table-row>
          <table:table-cell office:value-type="string" office:value="Tenho um documento com apólice 123 e o sistema não aceitou meu protocolo. Obrigado(a) pela atenção.">
            <text:p>Tenho um documento com apólice 123 e o sistema não aceitou meu protocolo. Obrigado(a) pela atenção.</text:p>
          </table:table-cell>
        </table:table-row>
        <table:table-row>
          <table:table-cell office:value-type="string" office:value="Acabei de notar que não encontrei a informação no portal. Por favor, respondam o quanto antes.">
            <text:p>Acabei de notar que não encontrei a informação no portal. Por favor, respondam o quanto antes.</text:p>
          </table:table-cell>
        </table:table-row>
        <table:table-row>
          <table:table-cell office:value-type="string" office:value="Acabei de notar que preciso resolver isso antes que gere um problema maior. Preciso de uma resposta urgente.">
            <text:p>Acabei de notar que preciso resolver isso antes que gere um problema maior. Preciso de uma resposta urgente.</text:p>
          </table:table-cell>
        </table:table-row>
        <table:table-row>
          <table:table-cell office:value-type="string" office:value="Recebi um comunicado e me enviaram um aviso, mas não sei o que significa. Por favor, respondam o quanto antes.">
            <text:p>Recebi um comunicado e me enviaram um aviso, mas não sei o que significa. Por favor, respondam o quanto antes.</text:p>
          </table:table-cell>
        </table:table-row>
        <table:table-row>
          <table:table-cell office:value-type="string" office:value="Preciso de uma confirmação se minha apólice 123 parece estar com informações desatualizadas. Aguardo novas instruções.">
            <text:p>Preciso de uma confirmação se minha apólice 123 parece estar com informações desatualizadas. Aguardo novas instruções.</text:p>
          </table:table-cell>
        </table:table-row>
        <table:table-row>
          <table:table-cell office:value-type="string" office:value="Tenho um documento com apólice 123 e o processo não está claro para mim. Preciso de uma resposta urgente.">
            <text:p>Tenho um documento com apólice 123 e o processo não está claro para mim. Preciso de uma resposta urgente.</text:p>
          </table:table-cell>
        </table:table-row>
        <table:table-row>
          <table:table-cell office:value-type="string" office:value="Recebi um comunicado e o sistema não aceitou meu protocolo. Agradeço antecipadamente pela resposta.">
            <text:p>Recebi um comunicado e o sistema não aceitou meu protocolo. Agradeço antecipadamente pela resposta.</text:p>
          </table:table-cell>
        </table:table-row>
        <table:table-row>
          <table:table-cell office:value-type="string" office:value="Recebi um comunicado e gostaria de evitar atrasos na resolução. Por favor, respondam o quanto antes.">
            <text:p>Recebi um comunicado e gostaria de evitar atrasos na resolução. Por favor, respondam o quanto antes.</text:p>
          </table:table-cell>
        </table:table-row>
        <table:table-row>
          <table:table-cell office:value-type="string" office:value="Posso contar com apoio para preciso resolver isso antes que gere um problema maior. Por favor, preciso resolver isso logo.">
            <text:p>Posso contar com apoio para preciso resolver isso antes que gere um problema maior. Por favor, preciso resolver isso logo.</text:p>
          </table:table-cell>
        </table:table-row>
        <table:table-row>
          <table:table-cell office:value-type="string" office:value="Recebi um comunicado e gostaria de evitar atrasos na resolução. Aguardo retorno.">
            <text:p>Recebi um comunicado e gostaria de evitar atrasos na resolução. Aguardo retorno.</text:p>
          </table:table-cell>
        </table:table-row>
        <table:table-row>
          <table:table-cell office:value-type="string" office:value="Por favor, preciso de informações sobre o prazo informado já expirou. Obrigado(a) pela atenção.">
            <text:p>Por favor, preciso de informações sobre o prazo informado já expirou. Obrigado(a) pela atenção.</text:p>
          </table:table-cell>
        </table:table-row>
        <table:table-row>
          <table:table-cell office:value-type="string" office:value="Tenho uma dúvida urgente recebi uma mensagem confusa. Por favor, respondam o quanto antes.">
            <text:p>Tenho uma dúvida urgente recebi uma mensagem confusa. Por favor, respondam o quanto antes.</text:p>
          </table:table-cell>
        </table:table-row>
        <table:table-row>
          <table:table-cell office:value-type="string" office:value="Tenho dúvidas em relação a me enviaram um aviso, mas não sei o que significa. Por favor, preciso resolver isso logo.">
            <text:p>Tenho dúvidas em relação a me enviaram um aviso, mas não sei o que significa. Por favor, preciso resolver isso logo.</text:p>
          </table:table-cell>
        </table:table-row>
        <table:table-row>
          <table:table-cell office:value-type="string" office:value="Preciso de uma confirmação se o processo não está claro para mim. Conto com sua ajuda.">
            <text:p>Preciso de uma confirmação se o processo não está claro para mim. Conto com sua ajuda.</text:p>
          </table:table-cell>
        </table:table-row>
        <table:table-row>
          <table:table-cell office:value-type="string" office:value="Acabei de notar que não sei quais os próximos passos. Desde já agradeço pela orientação.">
            <text:p>Acabei de notar que não sei quais os próximos passos. Desde já agradeço pela orientação.</text:p>
          </table:table-cell>
        </table:table-row>
        <table:table-row>
          <table:table-cell office:value-type="string" office:value="Não sei se aqui é o local certo, mas o processo não está claro para mim. Conto com sua ajuda.">
            <text:p>Não sei se aqui é o local certo, mas o processo não está claro para mim. Conto com sua ajuda.</text:p>
          </table:table-cell>
        </table:table-row>
        <table:table-row>
          <table:table-cell office:value-type="string" office:value="Não sei se aqui é o local certo, mas o prazo informado já expirou. Desde já agradeço pela orientação.">
            <text:p>Não sei se aqui é o local certo, mas o prazo informado já expirou. Desde já agradeço pela orientação.</text:p>
          </table:table-cell>
        </table:table-row>
        <table:table-row>
          <table:table-cell office:value-type="string" office:value="Estou com um problema referente a o documento que recebi está incompleto. Conto com sua ajuda.">
            <text:p>Estou com um problema referente a o documento que recebi está incompleto. Conto com sua ajuda.</text:p>
          </table:table-cell>
        </table:table-row>
        <table:table-row>
          <table:table-cell office:value-type="string" office:value="Preciso de uma atualização sobre o sistema não aceitou meu protocolo. Preciso de uma resposta urgente.">
            <text:p>Preciso de uma atualização sobre o sistema não aceitou meu protocolo. Preciso de uma resposta urgente.</text:p>
          </table:table-cell>
        </table:table-row>
        <table:table-row>
          <table:table-cell office:value-type="string" office:value="Recebi um comunicado e não consegui falar com ninguém até o momento. Preciso de uma resposta urgente.">
            <text:p>Recebi um comunicado e não consegui falar com ninguém até o momento. Preciso de uma resposta urgente.</text:p>
          </table:table-cell>
        </table:table-row>
        <table:table-row>
          <table:table-cell office:value-type="string" office:value="Tenho dúvidas em relação a o sistema não aceitou meu protocolo. Por favor, respondam o quanto antes.">
            <text:p>Tenho dúvidas em relação a o sistema não aceitou meu protocolo. Por favor, respondam o quanto antes.</text:p>
          </table:table-cell>
        </table:table-row>
        <table:table-row>
          <table:table-cell office:value-type="string" office:value="Preciso de uma atualização sobre o prazo informado já expirou. Agradeço antecipadamente pela resposta.">
            <text:p>Preciso de uma atualização sobre o prazo informado já expirou. Agradeço antecipadamente pela resposta.</text:p>
          </table:table-cell>
        </table:table-row>
        <table:table-row>
          <table:table-cell office:value-type="string" office:value="Bom dia, gostaria de saber acho que pode ser um erro. Estou no aguardo de mais informações.">
            <text:p>Bom dia, gostaria de saber acho que pode ser um erro. Estou no aguardo de mais informações.</text:p>
          </table:table-cell>
        </table:table-row>
        <table:table-row>
          <table:table-cell office:value-type="string" office:value="Tenho dúvidas em relação a o processo não está claro para mim. Preciso de uma resposta urgente.">
            <text:p>Tenho dúvidas em relação a o processo não está claro para mim. Preciso de uma resposta urgente.</text:p>
          </table:table-cell>
        </table:table-row>
        <table:table-row>
          <table:table-cell office:value-type="string" office:value="Prezado(a), solicito orientações sobre não sei quais os próximos passos. Preciso de uma resposta urgente.">
            <text:p>Prezado(a), solicito orientações sobre não sei quais os próximos passos. Preciso de uma resposta urgente.</text:p>
          </table:table-cell>
        </table:table-row>
        <table:table-row>
          <table:table-cell office:value-type="string" office:value="Bom dia, gostaria de saber o documento que recebi está incompleto. Obrigado(a) pela atenção.">
            <text:p>Bom dia, gostaria de saber o documento que recebi está incompleto. Obrigado(a) pela atenção.</text:p>
          </table:table-cell>
        </table:table-row>
        <table:table-row>
          <table:table-cell office:value-type="string" office:value="Estou com um problema referente a fiquei sem resposta e gostaria de saber como proceder. Agradeço antecipadamente pela resposta.">
            <text:p>Estou com um problema referente a fiquei sem resposta e gostaria de saber como proceder. Agradeço antecipadamente pela resposta.</text:p>
          </table:table-cell>
        </table:table-row>
        <table:table-row>
          <table:table-cell office:value-type="string" office:value="Tenho um documento com apólice 123 e o sistema não aceitou meu protocolo. Obrigado(a) pela atenção.">
            <text:p>Tenho um documento com apólice 123 e o sistema não aceitou meu protocolo. Obrigado(a) pela atenção.</text:p>
          </table:table-cell>
        </table:table-row>
        <table:table-row>
          <table:table-cell office:value-type="string" office:value="Tenho dúvidas em relação a o prazo informado já expirou. Preciso de uma resposta urgente.">
            <text:p>Tenho dúvidas em relação a o prazo informado já expirou. Preciso de uma resposta urgente.</text:p>
          </table:table-cell>
        </table:table-row>
        <table:table-row>
          <table:table-cell office:value-type="string" office:value="Posso contar com apoio para não sei quais os próximos passos. Estou no aguardo de mais informações.">
            <text:p>Posso contar com apoio para não sei quais os próximos passos. Estou no aguardo de mais informações.</text:p>
          </table:table-cell>
        </table:table-row>
        <table:table-row>
          <table:table-cell office:value-type="string" office:value="Quero entender melhor como o documento que recebi está incompleto. Agradeço antecipadamente pela resposta.">
            <text:p>Quero entender melhor como o documento que recebi está incompleto. Agradeço antecipadamente pela resposta.</text:p>
          </table:table-cell>
        </table:table-row>
        <table:table-row>
          <table:table-cell office:value-type="string" office:value="Recebi um comunicado e me informaram que preciso enviar documentos, mas não recebi mais detalhes. Aguardo novas instruções.">
            <text:p>Recebi um comunicado e me informaram que preciso enviar documentos, mas não recebi mais detalhes. Aguardo novas instruções.</text:p>
          </table:table-cell>
        </table:table-row>
        <table:table-row>
          <table:table-cell office:value-type="string" office:value="Bom dia, gostaria de saber o sistema não aceitou meu protocolo. Conto com sua ajuda.">
            <text:p>Bom dia, gostaria de saber o sistema não aceitou meu protocolo. Conto com sua ajuda.</text:p>
          </table:table-cell>
        </table:table-row>
        <table:table-row>
          <table:table-cell office:value-type="string" office:value="Não sei se aqui é o local certo, mas gostaria de evitar atrasos na resolução. Agradeço antecipadamente pela resposta.">
            <text:p>Não sei se aqui é o local certo, mas gostaria de evitar atrasos na resolução. Agradeço antecipadamente pela resposta.</text:p>
          </table:table-cell>
        </table:table-row>
        <table:table-row>
          <table:table-cell office:value-type="string" office:value="Alguém pode me ajudar com fiquei sem resposta e gostaria de saber como proceder. Conto com sua ajuda.">
            <text:p>Alguém pode me ajudar com fiquei sem resposta e gostaria de saber como proceder. Conto com sua ajuda.</text:p>
          </table:table-cell>
        </table:table-row>
        <table:table-row>
          <table:table-cell office:value-type="string" office:value="Não sei se aqui é o local certo, mas não encontrei a informação no portal. Obrigado(a) pela atenção.">
            <text:p>Não sei se aqui é o local certo, mas não encontrei a informação no portal. Obrigado(a) pela atenção.</text:p>
          </table:table-cell>
        </table:table-row>
        <table:table-row>
          <table:table-cell office:value-type="string" office:value="Preciso de uma confirmação se não consegui falar com ninguém até o momento. Estou no aguardo de mais informações.">
            <text:p>Preciso de uma confirmação se não consegui falar com ninguém até o momento. Estou no aguardo de mais informações.</text:p>
          </table:table-cell>
        </table:table-row>
        <table:table-row>
          <table:table-cell office:value-type="string" office:value="Tenho um documento com apólice 123 e preciso resolver isso antes que gere um problema maior. Agradeço antecipadamente pela resposta.">
            <text:p>Tenho um documento com apólice 123 e preciso resolver isso antes que gere um problema maior. Agradeço antecipadamente pela resposta.</text:p>
          </table:table-cell>
        </table:table-row>
        <table:table-row>
          <table:table-cell office:value-type="string" office:value="Quero entender melhor como o processo não está claro para mim. Obrigado(a) pela atenção.">
            <text:p>Quero entender melhor como o processo não está claro para mim. Obrigado(a) pela atenção.</text:p>
          </table:table-cell>
        </table:table-row>
        <table:table-row>
          <table:table-cell office:value-type="string" office:value="Recebi um comunicado e o sistema não aceitou meu protocolo. Aguardo novas instruções.">
            <text:p>Recebi um comunicado e o sistema não aceitou meu protocolo. Aguardo novas instruções.</text:p>
          </table:table-cell>
        </table:table-row>
        <table:table-row>
          <table:table-cell office:value-type="string" office:value="Tenho uma dúvida urgente minha apólice 123 parece estar com informações desatualizadas. Preciso de uma resposta urgente.">
            <text:p>Tenho uma dúvida urgente minha apólice 123 parece estar com informações desatualizadas. Preciso de uma resposta urgente.</text:p>
          </table:table-cell>
        </table:table-row>
        <table:table-row>
          <table:table-cell office:value-type="string" office:value="Por favor, preciso de informações sobre o prazo informado já expirou. Agradeço antecipadamente pela resposta.">
            <text:p>Por favor, preciso de informações sobre o prazo informado já expirou. Agradeço antecipadamente pela resposta.</text:p>
          </table:table-cell>
        </table:table-row>
        <table:table-row>
          <table:table-cell office:value-type="string" office:value="Acabei de notar que preciso resolver isso antes que gere um problema maior. Estou no aguardo de mais informações.">
            <text:p>Acabei de notar que preciso resolver isso antes que gere um problema maior. Estou no aguardo de mais informações.</text:p>
          </table:table-cell>
        </table:table-row>
        <table:table-row>
          <table:table-cell office:value-type="string" office:value="Tenho dúvidas em relação a não encontrei a informação no portal. Por favor, preciso resolver isso logo.">
            <text:p>Tenho dúvidas em relação a não encontrei a informação no portal. Por favor, preciso resolver isso logo.</text:p>
          </table:table-cell>
        </table:table-row>
        <table:table-row>
          <table:table-cell office:value-type="string" office:value="Alguém pode me ajudar com não encontrei a informação no portal. Obrigado(a) pela atenção.">
            <text:p>Alguém pode me ajudar com não encontrei a informação no portal. Obrigado(a) pela atenção.</text:p>
          </table:table-cell>
        </table:table-row>
        <table:table-row>
          <table:table-cell office:value-type="string" office:value="Prezado(a), solicito orientações sobre o documento que recebi está incompleto. Obrigado(a) pela atenção.">
            <text:p>Prezado(a), solicito orientações sobre o documento que recebi está incompleto. Obrigado(a) pela atenção.</text:p>
          </table:table-cell>
        </table:table-row>
        <table:table-row>
          <table:table-cell office:value-type="string" office:value="Tenho uma dúvida urgente não sei quais os próximos passos. Obrigado(a) pela atenção.">
            <text:p>Tenho uma dúvida urgente não sei quais os próximos passos. Obrigado(a) pela atenção.</text:p>
          </table:table-cell>
        </table:table-row>
        <table:table-row>
          <table:table-cell office:value-type="string" office:value="Tenho uma dúvida urgente o processo não está claro para mim. Por favor, respondam o quanto antes.">
            <text:p>Tenho uma dúvida urgente o processo não está claro para mim. Por favor, respondam o quanto antes.</text:p>
          </table:table-cell>
        </table:table-row>
        <table:table-row>
          <table:table-cell office:value-type="string" office:value="Alguém pode me ajudar com me informaram que preciso enviar documentos, mas não recebi mais detalhes. Preciso de uma resposta urgente.">
            <text:p>Alguém pode me ajudar com me informaram que preciso enviar documentos, mas não recebi mais detalhes. Preciso de uma resposta urgente.</text:p>
          </table:table-cell>
        </table:table-row>
        <table:table-row>
          <table:table-cell office:value-type="string" office:value="Preciso de uma confirmação se recebi uma mensagem confusa. Por favor, respondam o quanto antes.">
            <text:p>Preciso de uma confirmação se recebi uma mensagem confusa. Por favor, respondam o quanto antes.</text:p>
          </table:table-cell>
        </table:table-row>
        <table:table-row>
          <table:table-cell office:value-type="string" office:value="Prezado(a), solicito orientações sobre gostaria de evitar atrasos na resolução. Por favor, preciso resolver isso logo.">
            <text:p>Prezado(a), solicito orientações sobre gostaria de evitar atrasos na resolução. Por favor, preciso resolver isso logo.</text:p>
          </table:table-cell>
        </table:table-row>
        <table:table-row>
          <table:table-cell office:value-type="string" office:value="Acabei de notar que o documento que recebi está incompleto. Conto com sua ajuda.">
            <text:p>Acabei de notar que o documento que recebi está incompleto. Conto com sua ajuda.</text:p>
          </table:table-cell>
        </table:table-row>
        <table:table-row>
          <table:table-cell office:value-type="string" office:value="Tenho dúvidas em relação a o sistema não aceitou meu protocolo. Conto com sua ajuda.">
            <text:p>Tenho dúvidas em relação a o sistema não aceitou meu protocolo. Conto com sua ajuda.</text:p>
          </table:table-cell>
        </table:table-row>
        <table:table-row>
          <table:table-cell office:value-type="string" office:value="Posso contar com apoio para o sistema não aceitou meu protocolo. Agradeço antecipadamente pela resposta.">
            <text:p>Posso contar com apoio para o sistema não aceitou meu protocolo. Agradeço antecipadamente pela resposta.</text:p>
          </table:table-cell>
        </table:table-row>
        <table:table-row>
          <table:table-cell office:value-type="string" office:value="Tenho uma dúvida urgente fiquei sem resposta e gostaria de saber como proceder. Conto com sua ajuda.">
            <text:p>Tenho uma dúvida urgente fiquei sem resposta e gostaria de saber como proceder. Conto com sua ajuda.</text:p>
          </table:table-cell>
        </table:table-row>
        <table:table-row>
          <table:table-cell office:value-type="string" office:value="Preciso de uma atualização sobre não sei quais os próximos passos. Aguardo retorno.">
            <text:p>Preciso de uma atualização sobre não sei quais os próximos passos. Aguardo retorno.</text:p>
          </table:table-cell>
        </table:table-row>
        <table:table-row>
          <table:table-cell office:value-type="string" office:value="Tenho dúvidas em relação a não sei quais os próximos passos. Agradeço antecipadamente pela resposta.">
            <text:p>Tenho dúvidas em relação a não sei quais os próximos passos. Agradeço antecipadamente pela resposta.</text:p>
          </table:table-cell>
        </table:table-row>
        <table:table-row>
          <table:table-cell office:value-type="string" office:value="Não sei se aqui é o local certo, mas me informaram que preciso enviar documentos, mas não recebi mais detalhes. Por favor, respondam o quanto antes.">
            <text:p>Não sei se aqui é o local certo, mas me informaram que preciso enviar documentos, mas não recebi mais detalhes. Por favor, respondam o quanto antes.</text:p>
          </table:table-cell>
        </table:table-row>
        <table:table-row>
          <table:table-cell office:value-type="string" office:value="Por favor, preciso de informações sobre não consegui falar com ninguém até o momento. Estou no aguardo de mais informações.">
            <text:p>Por favor, preciso de informações sobre não consegui falar com ninguém até o momento. Estou no aguardo de mais informações.</text:p>
          </table:table-cell>
        </table:table-row>
        <table:table-row>
          <table:table-cell office:value-type="string" office:value="Bom dia, gostaria de saber acho que pode ser um erro. Aguardo retorno.">
            <text:p>Bom dia, gostaria de saber acho que pode ser um erro. Aguardo retorno.</text:p>
          </table:table-cell>
        </table:table-row>
        <table:table-row>
          <table:table-cell office:value-type="string" office:value="Tenho um documento com apólice 123 e recebi uma mensagem confusa. Por favor, respondam o quanto antes.">
            <text:p>Tenho um documento com apólice 123 e recebi uma mensagem confusa. Por favor, respondam o quanto antes.</text:p>
          </table:table-cell>
        </table:table-row>
        <table:table-row>
          <table:table-cell office:value-type="string" office:value="Bom dia, gostaria de saber me enviaram um aviso, mas não sei o que significa. Aguardo retorno.">
            <text:p>Bom dia, gostaria de saber me enviaram um aviso, mas não sei o que significa. Aguardo retorno.</text:p>
          </table:table-cell>
        </table:table-row>
        <table:table-row>
          <table:table-cell office:value-type="string" office:value="Bom dia, gostaria de saber gostaria de evitar atrasos na resolução. Espero que possam resolver isso rapidamente.">
            <text:p>Bom dia, gostaria de saber gostaria de evitar atrasos na resolução. Espero que possam resolver isso rapidamente.</text:p>
          </table:table-cell>
        </table:table-row>
        <table:table-row>
          <table:table-cell office:value-type="string" office:value="Tenho dúvidas em relação a o processo não está claro para mim. Agradeço antecipadamente pela resposta.">
            <text:p>Tenho dúvidas em relação a o processo não está claro para mim. Agradeço antecipadamente pela resposta.</text:p>
          </table:table-cell>
        </table:table-row>
        <table:table-row>
          <table:table-cell office:value-type="string" office:value="Acabei de notar que me enviaram um aviso, mas não sei o que significa. Estou no aguardo de mais informações.">
            <text:p>Acabei de notar que me enviaram um aviso, mas não sei o que significa. Estou no aguardo de mais informações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